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right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left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5cm" svg:height="3cm" svg:x="9.5cm" svg:y="1cm">
          <text:p text:style-name="P1"><text:span text:style-name="T1">Opening Animation!</text:span></text:p>
          <text:p text:style-name="P1"><text:span text:style-name="T1">Acquiring animations may be difficult, as </text:span></text:p>
          <text:p text:style-name="P1"><text:span text:style-name="T1">none of the developers are adept at making</text:span></text:p>
          <text:p text:style-name="P1"><text:span text:style-name="T1">them.</text:span></text:p>
          <text:p text:style-name="P1"><text:span text:style-name="T1"/></text:p>
          <text:p text:style-name="P1"><text:span text:style-name="T1">Also opening theme. For now it can be the </text:span></text:p>
          <text:p text:style-name="P1"><text:span text:style-name="T1">Colonization opening the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3.5cm" svg:height="2cm" svg:x="11.498cm" svg:y="5cm">
          <text:p text:style-name="P1"><text:span text:style-name="T1">Main Menu:</text:span></text:p>
          <text:p text:style-name="P1"><text:span text:style-name="T1">1- START GAME</text:span></text:p>
          <text:p text:style-name="P1"><text:span text:style-name="T1">2 -READ HISTORY</text:span></text:p>
          <text:p text:style-name="P1"><text:span text:style-name="T1">3/ESC - EX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cm" svg:y1="4cm" svg:x2="13.248cm" svg:y2="5cm" draw:start-shape="id1" draw:start-glue-point="6" draw:end-shape="id2" draw:end-glue-point="4" svg:d="m13250 4000v501h-2v499">
          <text:p text:style-name="P2"><text:span text:style-name="T1">Skippable with ESC</text:span></text:p>
        </draw:connector>
        <draw:custom-shape draw:style-name="gr3" draw:text-style-name="P2" draw:id="id3" draw:layer="layout" svg:width="3.5cm" svg:height="2cm" svg:x="11.498cm" svg:y="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13.248cm" svg:y1="7cm" svg:x2="13.248cm" svg:y2="8cm" draw:start-shape="id2" draw:start-glue-point="6" draw:end-shape="id3" svg:d="m13248 7000v1000">
          <text:p/>
        </draw:connector>
        <draw:custom-shape draw:style-name="gr1" draw:text-style-name="P2" draw:id="id4" draw:layer="layout" svg:width="3.5cm" svg:height="2cm" svg:x="17.998cm" svg:y="6.5cm">
          <text:p text:style-name="P2">BYE BY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4.998cm" svg:y1="9cm" svg:x2="17.998cm" svg:y2="7.5cm" draw:start-shape="id3" draw:start-glue-point="7" draw:end-shape="id4" draw:end-glue-point="5" svg:d="m14998 9000h1501v-1500h1499">
          <text:p text:style-name="P2">EXIT</text:p>
        </draw:connector>
        <draw:custom-shape draw:style-name="gr1" draw:text-style-name="P1" draw:id="id5" draw:layer="layout" svg:width="5.5cm" svg:height="3cm" svg:x="3.498cm" svg:y="4.5cm">
          <text:p text:style-name="P2"><text:span text:style-name="T1">One or more screens</text:span></text:p>
          <text:p text:style-name="P2"><text:span text:style-name="T1"><text:s/></text:span><text:span text:style-name="T1">full of historical information</text:span></text:p>
          <text:p text:style-name="P2"><text:span text:style-name="T1"><text:s/></text:span><text:span text:style-name="T1">about the Vikings and</text:span></text:p>
          <text:p text:style-name="P2"><text:span text:style-name="T1"><text:s/></text:span><text:span text:style-name="T1">Vinland and stuff.</text:span></text:p>
          <text:p text:style-name="P2"><text:span text:style-name="T1"><text:s/></text:span><text:span text:style-name="T1">ESC takes back to Main</text:span></text:p>
          <text:p text:style-name="P2"><text:span text:style-name="T1"><text:s/></text:span><text:span text:style-name="T1">Menu, left/right keys shift</text:span></text:p>
          <text:p text:style-name="P2"><text:span text:style-name="T1"><text:s/></text:span><text:span text:style-name="T1">around pag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498cm" svg:y1="9cm" svg:x2="6.248cm" svg:y2="7.5cm" draw:start-shape="id3" draw:start-glue-point="5" draw:end-shape="id5" draw:end-glue-point="6" svg:d="m11498 9000h-5250v-1500">
          <text:p text:style-name="P2"><text:span text:style-name="T1">READ</text:span></text:p>
        </draw:connector>
        <draw:connector draw:style-name="gr2" draw:text-style-name="P1" draw:layer="layout" svg:x1="8.998cm" svg:y1="6cm" svg:x2="11.498cm" svg:y2="6cm" draw:start-shape="id5" draw:end-shape="id2" draw:end-glue-point="5" svg:d="m8998 6000h2500">
          <text:p text:style-name="P1"><text:span text:style-name="T1">ESC</text:span></text:p>
        </draw:connector>
        <draw:custom-shape draw:style-name="gr1" draw:text-style-name="P1" draw:id="id6" draw:layer="layout" svg:width="6.5cm" svg:height="4.5cm" svg:x="9.998cm" svg:y="11.5cm">
          <text:p text:style-name="P1"><text:span text:style-name="T1">Name Party Members!</text:span></text:p>
          <text:p text:style-name="P1"><text:span text:style-name="T1">Five named. The rest are equipment.</text:span></text:p>
          <text:p text:style-name="P1"><text:span text:style-name="T1">Like oxen. Only humanoid.</text:span></text:p>
          <text:p text:style-name="P1"><text:span text:style-name="T1"/></text:p>
          <text:p text:style-name="P1"><text:span text:style-name="T1">One entry at a time, enter accepts.</text:span></text:p>
          <text:p text:style-name="P1"><text:span text:style-name="T1"><text:s/></text:span><text:span text:style-name="T1">If no name given, random name</text:span></text:p>
          <text:p text:style-name="P1"><text:span text:style-name="T1"><text:s/></text:span><text:span text:style-name="T1">made and accepted.</text:span></text:p>
          <text:p text:style-name="P1"><text:span text:style-name="T1">Escape returns to main menu.</text:span></text:p>
          <text:p text:style-name="P1"><text:span text:style-name="T1"><text:s/></text:span><text:span text:style-name="T1">ECHO 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3.248cm" svg:y1="10cm" svg:x2="13.248cm" svg:y2="11.5cm" draw:start-shape="id3" draw:start-glue-point="6" draw:end-shape="id6" draw:end-glue-point="4" svg:d="m13248 10000v1500">
          <text:p text:style-name="P2">START</text:p>
        </draw:connector>
        <draw:custom-shape draw:style-name="gr1" draw:text-style-name="P1" draw:id="id8" draw:layer="layout" svg:width="7.5cm" svg:height="3.5cm" svg:x="9.498cm" svg:y="20.5cm">
          <text:p text:style-name="P2"><text:span text:style-name="T1">Buy stuff screen! Numbers next to items.</text:span></text:p>
          <text:p text:style-name="P2"><text:span text:style-name="T1">Press number, get one item.</text:span></text:p>
          <text:p text:style-name="P2"><text:span text:style-name="T1"/></text:p>
          <text:p text:style-name="P2"><text:span text:style-name="T1">What do we buy? Food, axes! People!</text:span></text:p>
          <text:p text:style-name="P2"><text:span text:style-name="T1">And grandfather clocks. Need suggestions.</text:span></text:p>
          <text:p text:style-name="P2"><text:span text:style-name="T1">Wood and cloth for repairs?</text:span></text:p>
          <text:p text:style-name="P2"><text:span text:style-name="T1">ENTER FINISHES SHOPPING.</text:span></text:p>
          <text:p text:style-name="P2"><text:span text:style-name="T1">Esc returns earli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6.5cm" svg:height="2.5cm" svg:x="9.998cm" svg:y="17cm">
          <text:p text:style-name="P2"><text:span text:style-name="T1">Who are you?</text:span></text:p>
          <text:p text:style-name="P2"><text:span text:style-name="T1">Some shit, like BERSERKER or PIRATE</text:span></text:p>
          <text:p text:style-name="P2"><text:span text:style-name="T1"><text:s/></text:span><text:span text:style-name="T1">or MERCHANT. I don't know.</text:span></text:p>
          <text:p text:style-name="P2"><text:span text:style-name="T1"/></text:p>
          <text:p text:style-name="P2"><text:span text:style-name="T1">Choose with numbers. Esc </text:span></text:p>
          <text:p text:style-name="P2"><text:span text:style-name="T1">returns to earlier scree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4.998cm" svg:x1="16.498cm" svg:y1="13.75cm" svg:x2="14.998cm" svg:y2="6cm" draw:start-shape="id6" draw:start-glue-point="7" draw:end-shape="id2" draw:end-glue-point="7" svg:d="m16498 13750h5500v-7750h-7000">
          <text:p text:style-name="P2">ESC</text:p>
        </draw:connector>
        <draw:connector draw:style-name="gr4" draw:text-style-name="P2" draw:layer="layout" svg:x1="13.248cm" svg:y1="16cm" svg:x2="13.248cm" svg:y2="17cm" draw:start-shape="id6" draw:start-glue-point="6" draw:end-shape="id7" svg:d="m13248 16000v1000">
          <text:p/>
        </draw:connector>
        <draw:connector draw:style-name="gr2" draw:text-style-name="P2" draw:layer="layout" draw:line-skew="-1.499cm" svg:x1="9.998cm" svg:y1="18.25cm" svg:x2="9.998cm" svg:y2="13.75cm" draw:start-shape="id7" draw:start-glue-point="5" draw:end-shape="id6" draw:end-glue-point="5" svg:d="m9998 18250h-2000v-4500h2000">
          <text:p text:style-name="P2">ESC</text:p>
        </draw:connector>
        <draw:connector draw:style-name="gr4" draw:text-style-name="P2" draw:layer="layout" svg:x1="13.248cm" svg:y1="19.5cm" svg:x2="13.248cm" svg:y2="20.5cm" draw:start-shape="id7" draw:start-glue-point="6" draw:end-shape="id8" draw:end-glue-point="4" svg:d="m13248 19500v1000">
          <text:p/>
        </draw:connector>
        <draw:connector draw:style-name="gr4" draw:text-style-name="P2" draw:layer="layout" draw:line-skew="0.498cm" svg:x1="16.998cm" svg:y1="22.25cm" svg:x2="16.498cm" svg:y2="18.25cm" draw:start-shape="id8" draw:start-glue-point="7" draw:end-shape="id7" svg:d="m16998 22250h1000v-4000h-1500">
          <text:p/>
        </draw:connector>
        <draw:frame draw:style-name="gr6" draw:text-style-name="P3" draw:layer="layout" svg:width="5.84cm" svg:height="5.246cm" svg:x="22.86cm" svg:y="1.754cm">
          <draw:text-box>
            <text:p><text:span text:style-name="T2">In general, ESC returns </text:span></text:p>
            <text:p><text:span text:style-name="T2">to earlier, cancels, shit </text:span></text:p>
            <text:p><text:span text:style-name="T2">like that.</text:span></text:p>
            <text:p><text:span text:style-name="T2"/></text:p>
            <text:p><text:span text:style-name="T2">Enter accepts, confirms,</text:span></text:p>
            <text:p><text:span text:style-name="T2">and so on.</text:span></text:p>
            <text:p><text:span text:style-name="T2"/></text:p>
            <text:p><text:span text:style-name="T2">Space pauses or</text:span></text:p>
            <text:p><text:span text:style-name="T2">unpauses.</text:span></text:p>
          </draw:text-box>
        </draw:frame>
        <draw:custom-shape draw:style-name="gr1" draw:text-style-name="P2" draw:id="id9" draw:layer="layout" svg:width="9.5cm" svg:height="3cm" svg:x="8.498cm" svg:y="25cm">
          <text:p text:style-name="P2">YOU'RE ON THE HIGH SEAS.</text:p>
          <text:p text:style-name="P2"/>
          <text:p text:style-name="P2"><text:span text:style-name="T1">Music plays, sea sloshes, boat moves.</text:span></text:p>
          <text:p text:style-name="P2"><text:span text:style-name="T1"/></text:p>
          <text:p text:style-name="P2"><text:span text:style-name="T1">Space pauses, bringing up the stuff menu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3.248cm" svg:y1="24cm" svg:x2="13.248cm" svg:y2="25cm" draw:start-shape="id8" draw:start-glue-point="6" draw:end-shape="id9" draw:end-glue-point="4" svg:d="m13248 24000v1000">
          <text:p/>
        </draw:connector>
        <draw:custom-shape draw:style-name="gr1" draw:text-style-name="P4" draw:id="id11" draw:layer="layout" svg:width="7cm" svg:height="4.5cm" svg:x="5.998cm" svg:y="33cm">
          <text:p text:style-name="P2"><text:span text:style-name="T2">Landmark reached! </text:span></text:p>
          <text:p text:style-name="P2"><text:span text:style-name="T2">Can continue, shop, or pillage.</text:span></text:p>
          <text:p text:style-name="P2"><text:span text:style-name="T2"/></text:p>
          <text:p text:style-name="P2"><text:span text:style-name="T1">Sometimes landmark is a shop. </text:span></text:p>
          <text:p text:style-name="P2"><text:span text:style-name="T1">Same procedure as with original shopping</text:span></text:p>
          <text:p text:style-name="P2"><text:span text:style-name="T1"/></text:p>
          <text:p text:style-name="P2"><text:span text:style-name="T1">You may attempt to pillage if you lack</text:span></text:p>
          <text:p text:style-name="P2"><text:span text:style-name="T1"><text:s/></text:span><text:span text:style-name="T1">money or because you are barbaric,</text:span></text:p>
          <text:p text:style-name="P2"><text:span text:style-name="T1"><text:s/></text:span><text:span text:style-name="T1">but this is very risk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3.248cm" svg:y1="28cm" svg:x2="13.25cm" svg:y2="30cm" draw:start-shape="id9" draw:start-glue-point="6" draw:end-shape="id10" svg:d="m13248 28000v1001h2v999">
          <text:p text:style-name="P2">Time passes</text:p>
        </draw:connector>
        <draw:connector draw:style-name="gr7" draw:text-style-name="P2" draw:layer="layout" draw:line-skew="-0.499cm" svg:x1="5.998cm" svg:y1="35.25cm" svg:x2="8.498cm" svg:y2="26.5cm" draw:start-shape="id11" draw:start-glue-point="5" draw:end-shape="id9" draw:end-glue-point="5" svg:d="m5998 35250h-1000v-8750h3500">
          <text:p text:style-name="P2">Any key</text:p>
        </draw:connector>
        <draw:custom-shape draw:style-name="gr1" draw:text-style-name="P2" draw:id="id10" draw:layer="layout" svg:width="5.5cm" svg:height="2cm" svg:x="10.5cm" svg:y="30cm">
          <text:p text:style-name="P2">Event!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0.5cm" svg:y1="31cm" svg:x2="9.498cm" svg:y2="33cm" draw:start-shape="id10" draw:start-glue-point="5" draw:end-shape="id11" svg:d="m10500 31000h-1002v2000">
          <text:p/>
        </draw:connector>
        <draw:custom-shape draw:style-name="gr1" draw:text-style-name="P4" draw:id="id12" draw:layer="layout" svg:width="4.5cm" svg:height="3cm" svg:x="10.998cm" svg:y="38cm">
          <text:p text:style-name="P2"><text:span text:style-name="T2">You are becalmed! </text:span></text:p>
          <text:p text:style-name="P2"><text:span text:style-name="T2">Leif has scurvy!</text:span></text:p>
          <text:p text:style-name="P2"><text:span text:style-name="T2">You spring a leak!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3.25cm" svg:y1="32cm" svg:x2="13.248cm" svg:y2="38cm" draw:start-shape="id10" draw:start-glue-point="6" draw:end-shape="id12" draw:end-glue-point="4" svg:d="m13250 32000v3001h-2v2999">
          <text:p/>
        </draw:connector>
        <draw:connector draw:style-name="gr4" draw:text-style-name="P2" draw:layer="layout" draw:line-skew="-2.999cm" svg:x1="10.998cm" svg:y1="39.5cm" svg:x2="8.498cm" svg:y2="26.5cm" draw:start-shape="id12" draw:start-glue-point="5" draw:end-shape="id9" svg:d="m10998 39500h-6000v-13000h3500">
          <text:p/>
        </draw:connector>
        <draw:custom-shape draw:style-name="gr1" draw:text-style-name="P2" draw:id="id13" draw:layer="layout" svg:width="6.5cm" svg:height="4.5cm" svg:x="16.498cm" svg:y="34cm">
          <text:p text:style-name="P2">Vinland reached!</text:p>
          <text:p text:style-name="P2">Victory!</text:p>
          <text:p text:style-name="P2"/>
          <text:p text:style-name="P2">Get score and credits!</text:p>
          <text:p text:style-name="P2"><text:span text:style-name="T1"/></text:p>
          <text:p text:style-name="P2"><text:span text:style-name="T1">(Alternatively, everyone is dead, or ship</text:span></text:p>
          <text:p text:style-name="P2"><text:span text:style-name="T1">has been lost, in which case, you lose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6cm" svg:y1="31cm" svg:x2="19.748cm" svg:y2="34cm" draw:start-shape="id10" draw:start-glue-point="7" draw:end-shape="id13" svg:d="m16000 31000h3748v3000">
          <text:p/>
        </draw:connector>
        <draw:custom-shape draw:style-name="gr1" draw:text-style-name="P1" draw:id="id14" draw:layer="layout" svg:width="5.5cm" svg:height="3cm" svg:x="20.998cm" svg:y="25cm">
          <text:p text:style-name="P2"><text:span text:style-name="T1">On the way menu:</text:span></text:p>
          <text:p text:style-name="P2"><text:span text:style-name="T1">(provisions and status displayed)</text:span></text:p>
          <text:p text:style-name="P2"><text:span text:style-name="T1">SET PACE, increment/loop with P</text:span></text:p>
          <text:p text:style-name="P2"><text:span text:style-name="T1">SET RATIONS, as above, with R</text:span></text:p>
          <text:p text:style-name="P2"><text:span text:style-name="T1">HUNT FOR WHALES with H</text:span></text:p>
          <text:p text:style-name="P2"><text:span text:style-name="T1">FISH FOR FISH with 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7.998cm" svg:y1="26.5cm" svg:x2="20.998cm" svg:y2="26.5cm" draw:start-shape="id9" draw:start-glue-point="7" draw:end-shape="id14" svg:d="m17998 26500h3000">
          <text:p text:style-name="P2">Space</text:p>
        </draw:connector>
        <draw:custom-shape draw:style-name="gr1" draw:text-style-name="P4" draw:id="id15" draw:layer="layout" svg:width="6.498cm" svg:height="3cm" svg:x="20.5cm" svg:y="19cm">
          <text:p text:style-name="P2"><text:span text:style-name="T2">Risks damaging the boat</text:span></text:p>
          <text:p text:style-name="P2"><text:span text:style-name="T2"><text:s/></text:span><text:span text:style-name="T2">(and killing your dudes),</text:span></text:p>
          <text:p text:style-name="P2"><text:span text:style-name="T2"><text:s/></text:span><text:span text:style-name="T2">but brings in lots of food</text:span></text:p>
          <text:p text:style-name="P2"><text:span text:style-name="T2"><text:s/></text:span><text:span text:style-name="T2">if successfu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3.748cm" svg:y1="25cm" svg:x2="23.749cm" svg:y2="22cm" draw:start-shape="id14" draw:start-glue-point="4" draw:end-shape="id15" draw:end-glue-point="6" svg:d="m23748 25000v-1499h1v-1501">
          <text:p text:style-name="P2">H</text:p>
        </draw:connector>
        <draw:connector draw:style-name="gr2" draw:text-style-name="P2" draw:layer="layout" svg:x1="26.998cm" svg:y1="20.5cm" svg:x2="26.498cm" svg:y2="26.5cm" draw:start-shape="id15" draw:start-glue-point="7" draw:end-shape="id14" svg:d="m26998 20500h502v6000h-1002">
          <text:p/>
        </draw:connector>
        <draw:custom-shape draw:style-name="gr1" draw:text-style-name="P4" draw:id="id16" draw:layer="layout" svg:width="5.5cm" svg:height="3cm" svg:x="21cm" svg:y="30cm">
          <text:p text:style-name="P2"><text:span text:style-name="T2">Takes long, but</text:span></text:p>
          <text:p text:style-name="P2"><text:span text:style-name="T2"><text:s/></text:span><text:span text:style-name="T2">isn't risky like whal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3.748cm" svg:y1="28cm" svg:x2="23.75cm" svg:y2="30cm" draw:start-shape="id14" draw:start-glue-point="6" draw:end-shape="id16" draw:end-glue-point="4" svg:d="m23748 28000v1001h2v999">
          <text:p text:style-name="P2">F</text:p>
        </draw:connector>
        <draw:connector draw:style-name="gr4" draw:text-style-name="P2" draw:layer="layout" draw:line-skew="0.498cm" svg:x1="26.5cm" svg:y1="31.5cm" svg:x2="26.498cm" svg:y2="26.5cm" draw:start-shape="id16" draw:start-glue-point="7" draw:end-shape="id14" draw:end-glue-point="7" svg:d="m26500 31500h1000v-5000h-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23T15:16:28</meta:creation-date>
    <dc:date>2012-01-24T00:18:27</dc:date>
    <meta:editing-duration>PT09H02M02S</meta:editing-duration>
    <meta:editing-cycles>13</meta:editing-cycles>
    <meta:generator>OpenOffice.org/3.2$Linux OpenOffice.org_project/320m19$Build-9505</meta:generator>
    <meta:document-statistic meta:object-count="40"/>
  </office:meta>
</office:document-meta>
</file>